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ro1" style:family="table-row">
      <style:table-row-properties style:row-height="25.3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a9b7c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rial</text:p>
          </table:table-cell>
          <table:table-cell table:style-name="ce1" office:value-type="string" calcext:value-type="string">
            <text:p>Experimental group</text:p>
          </table:table-cell>
          <table:table-cell table:style-name="ce1" office:value-type="string" calcext:value-type="string">
            <text:p>Control group</text:p>
          </table:table-cell>
          <table:table-cell table:number-columns-repeated="28"/>
        </table:table-row>
        <table:table-row table:style-name="ro2">
          <table:covered-table-cell/>
          <table:table-cell table:style-name="ce4" office:value-type="string" calcext:value-type="string" table:number-columns-spanned="2" table:number-rows-spanned="1">
            <text:p>Mean</text:p>
          </table:table-cell>
          <table:covered-table-cell/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 table:number-columns-spanned="22" table:number-rows-spanned="1">
            <text:p>Mean</text:p>
          </table:table-cell>
          <table:covered-table-cell table:number-columns-repeated="21"/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#1</text:p>
          </table:table-cell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/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3.1" calcext:value-type="float" table:number-columns-spanned="19" table:number-rows-spanned="1">
            <text:p>3.1</text:p>
          </table:table-cell>
          <table:covered-table-cell table:number-columns-repeated="18"/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682" calcext:value-type="float">
            <text:p>682</text:p>
          </table:table-cell>
          <table:table-cell/>
        </table:table-row>
        <table:table-row table:style-name="ro2">
          <table:table-cell table:style-name="ce1" office:value-type="string" calcext:value-type="string">
            <text:p>#2</text:p>
          </table:table-cell>
          <table:table-cell table:style-name="ce1" office:value-type="float" office:value="-0.09" calcext:value-type="float" table:number-columns-spanned="10" table:number-rows-spanned="1">
            <text:p>-0.09</text:p>
          </table:table-cell>
          <table:covered-table-cell table:number-columns-repeated="9"/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-0.02" calcext:value-type="float" table:number-columns-spanned="16" table:number-rows-spanned="1">
            <text:p>-0.02</text:p>
          </table:table-cell>
          <table:covered-table-cell table:number-columns-repeated="15"/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974" calcext:value-type="float">
            <text:p>974</text:p>
          </table:table-cell>
        </table:table-row>
        <table:table-row table:style-name="ro2">
          <table:table-cell table:style-name="ce1" office:value-type="string" calcext:value-type="string">
            <text:p>#3</text:p>
          </table:table-cell>
          <table:table-cell table:style-name="ce1" office:value-type="float" office:value="0.8" calcext:value-type="float" table:number-columns-spanned="14" table:number-rows-spanned="1">
            <text:p>0.8</text:p>
          </table:table-cell>
          <table:covered-table-cell table:number-columns-repeated="13"/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88" calcext:value-type="float" table:number-columns-spanned="11" table:number-rows-spanned="1">
            <text:p>188</text:p>
          </table:table-cell>
          <table:covered-table-cell table:number-columns-repeated="10"/>
          <table:table-cell/>
        </table:table-row>
        <table:table-row table:style-name="ro2">
          <table:table-cell table:style-name="ce1" office:value-type="string" calcext:value-type="string">
            <text:p>#4</text:p>
          </table:table-cell>
          <table:table-cell table:style-name="ce1" office:value-type="float" office:value="2" calcext:value-type="float" table:number-columns-spanned="18" table:number-rows-spanned="1">
            <text:p>2</text:p>
          </table:table-cell>
          <table:covered-table-cell table:number-columns-repeated="17"/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698" calcext:value-type="float" table:number-columns-spanned="7" table:number-rows-spanned="1">
            <text:p>698</text:p>
          </table:table-cell>
          <table:covered-table-cell table:number-columns-repeated="6"/>
          <table:table-cell/>
        </table:table-row>
        <table:table-row table:style-name="ro2">
          <table:table-cell table:style-name="ce1" office:value-type="string" calcext:value-type="string">
            <text:p>#5</text:p>
          </table:table-cell>
          <table:table-cell table:style-name="ce1" office:value-type="float" office:value="-0.01" calcext:value-type="float" table:number-columns-spanned="22" table:number-rows-spanned="1">
            <text:p>-0.01</text:p>
          </table:table-cell>
          <table:covered-table-cell table:number-columns-repeated="21"/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430" calcext:value-type="float">
            <text:p>430</text:p>
          </table:table-cell>
          <table:table-cell table:number-columns-repeated="3"/>
        </table:table-row>
        <table:table-row table:style-name="ro3" table:number-rows-repeated="10">
          <table:table-cell table:number-columns-repeated="31"/>
        </table:table-row>
        <table:table-row table:style-name="ro3">
          <table:table-cell office:value-type="string" calcext:value-type="string">
            <text:p>Number of Files = 10 </text:p>
          </table:table-cell>
          <table:table-cell office:value-type="string" calcext:value-type="string">
            <text:p>Accuracy = 0.739949748744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True <text:s/>Positive :</text:p>
          </table:table-cell>
          <table:table-cell office:value-type="float" office:value="656" calcext:value-type="float">
            <text:p>656</text:p>
          </table:table-cell>
          <table:table-cell office:value-type="float" office:value="0.164824120603" calcext:value-type="float">
            <text:p>0.164824120603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rue <text:s/>Negative :</text:p>
          </table:table-cell>
          <table:table-cell office:value-type="float" office:value="2289" calcext:value-type="float">
            <text:p>2289</text:p>
          </table:table-cell>
          <table:table-cell office:value-type="float" office:value="0.575125628141" calcext:value-type="float">
            <text:p>0.575125628141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False Positive :</text:p>
          </table:table-cell>
          <table:table-cell office:value-type="float" office:value="168" calcext:value-type="float">
            <text:p>168</text:p>
          </table:table-cell>
          <table:table-cell office:value-type="float" office:value="0.0422110552764" calcext:value-type="float">
            <text:p>0.0422110552764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False Negative :</text:p>
          </table:table-cell>
          <table:table-cell office:value-type="float" office:value="867" calcext:value-type="float">
            <text:p>867</text:p>
          </table:table-cell>
          <table:table-cell office:value-type="float" office:value="0.21783919598" calcext:value-type="float">
            <text:p>0.21783919598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Unclassified <text:s text:c="2"/>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otal <text:s text:c="9"/>:</text:p>
          </table:table-cell>
          <table:table-cell office:value-type="float" office:value="3980" calcext:value-type="float">
            <text:p>398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3">
          <table:table-cell table:formula="of:========================================================" office:value-type="string" office:string-value="" calcext:value-type="error">
            <text:p>Err:510</text:p>
          </table:table-cell>
          <table:table-cell table:number-columns-repeated="30"/>
        </table:table-row>
        <table:table-row table:style-name="ro3" table:number-rows-repeated="6">
          <table:table-cell table:number-columns-repeated="31"/>
        </table:table-row>
        <table:table-row table:style-name="ro3">
          <table:table-cell table:style-name="ce2" office:value-type="string" calcext:value-type="string">
            <text:p>True Positive</text:p>
          </table:table-cell>
          <table:table-cell office:value-type="float" office:value="1220" calcext:value-type="float">
            <text:p>1220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True Negative</text:p>
          </table:table-cell>
          <table:table-cell office:value-type="float" office:value="1747" calcext:value-type="float">
            <text:p>1747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False Positive</text:p>
          </table:table-cell>
          <table:table-cell office:value-type="float" office:value="332" calcext:value-type="float">
            <text:p>332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False Negative</text:p>
          </table:table-cell>
          <table:table-cell office:value-type="float" office:value="681" calcext:value-type="float">
            <text:p>681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Accuracy</text:p>
          </table:table-cell>
          <table:table-cell table:style-name="ce5" table:formula="of:=([.B32]+[.B33])/SUM([.B32:.B35])" office:value-type="float" office:value="0.745477386934673" calcext:value-type="float">
            <text:p>0.745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True Positive Rate (Sensitivity, Recall)</text:p>
          </table:table-cell>
          <table:table-cell table:style-name="ce5" table:formula="of:=[.B32]/([.B32]+[.B35])" office:value-type="float" office:value="0.641767490794319" calcext:value-type="float">
            <text:p>0.642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True Negative Rate (Specificity)</text:p>
          </table:table-cell>
          <table:table-cell table:style-name="ce5" table:formula="of:=[.B33]/([.B33]+[.B34])" office:value-type="float" office:value="0.84030784030784" calcext:value-type="float">
            <text:p>0.840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Positive Predictive Value (Precision)</text:p>
          </table:table-cell>
          <table:table-cell table:style-name="ce5" table:formula="of:=[.B32]/([.B32]+[.B34])" office:value-type="float" office:value="0.786082474226804" calcext:value-type="float">
            <text:p>0.786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Negative Predictive Value</text:p>
          </table:table-cell>
          <table:table-cell table:style-name="ce5" table:formula="of:=[.B20]/([.B20]+[.B22])" office:value-type="float" office:value="0.725285171102662" calcext:value-type="float">
            <text:p>0.725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False Positive Rate</text:p>
          </table:table-cell>
          <table:table-cell table:style-name="ce5" table:formula="of:=[.B34]/([.B34]+[.B33])" office:value-type="float" office:value="0.15969215969216" calcext:value-type="float">
            <text:p>0.160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False Negative Rate</text:p>
          </table:table-cell>
          <table:table-cell table:style-name="ce5" table:formula="of:=[.B35]/([.B32]+[.B35])" office:value-type="float" office:value="0.358232509205681" calcext:value-type="float">
            <text:p>0.358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False Discovery Rate</text:p>
          </table:table-cell>
          <table:table-cell table:style-name="ce5" table:formula="of:=1-[.B39]" office:value-type="float" office:value="0.213917525773196" calcext:value-type="float">
            <text:p>0.214</text:p>
          </table:table-cell>
          <table:table-cell table:number-columns-repeated="29"/>
        </table:table-row>
        <table:table-row table:style-name="ro3" table:number-rows-repeated="2">
          <table:table-cell table:number-columns-repeated="31"/>
        </table:table-row>
        <table:table-row table:style-name="ro3">
          <table:table-cell table:style-name="ce3" office:value-type="string" calcext:value-type="string">
            <text:p>Public,Private,Very Selective Admissions,Selective Admissions,Regular Admissions,New England,West Coast,Inland,Small Enrollment,Regular Enrollment,Low Aid,Regular Aid,Low Pell,Medium Pell,High Pell,Low Price</text:p>
          </table:table-cell>
          <table:table-cell table:number-columns-repeated="30"/>
        </table:table-row>
        <table:table-row table:style-name="ro3" table:number-rows-repeated="3">
          <table:table-cell table:number-columns-repeated="31"/>
        </table:table-row>
        <table:table-row table:style-name="ro3">
          <table:table-cell office:value-type="string" calcext:value-type="string">
            <text:p>Public</text:p>
          </table:table-cell>
          <table:table-cell office:value-type="string" calcext:value-type="string">
            <text:p>School is public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Private</text:p>
          </table:table-cell>
          <table:table-cell office:value-type="string" calcext:value-type="string">
            <text:p>School is private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Very Selective Admissions</text:p>
          </table:table-cell>
          <table:table-cell office:value-type="string" calcext:value-type="string">
            <text:p>&lt;40% of students are admitted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Selective Admissions</text:p>
          </table:table-cell>
          <table:table-cell office:value-type="string" calcext:value-type="string">
            <text:p>&lt;65% of students are admitted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Regular Admissions</text:p>
          </table:table-cell>
          <table:table-cell office:value-type="string" calcext:value-type="string">
            <text:p>&gt;=65% of students are admitted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New England</text:p>
          </table:table-cell>
          <table:table-cell office:value-type="string" calcext:value-type="string">
            <text:p>School is in the New England region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West Coast</text:p>
          </table:table-cell>
          <table:table-cell office:value-type="string" calcext:value-type="string">
            <text:p>School is in the Far West region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Inland</text:p>
          </table:table-cell>
          <table:table-cell office:value-type="string" calcext:value-type="string">
            <text:p>School is in the Rocky Mountain, Great Lakes, or Great Plains regions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Small Enrollment</text:p>
          </table:table-cell>
          <table:table-cell office:value-type="string" calcext:value-type="string">
            <text:p>Undergraduate Enrollment &lt;1000 students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Regular Enrollment</text:p>
          </table:table-cell>
          <table:table-cell office:value-type="string" calcext:value-type="string">
            <text:p>Undergraduate Enrollment &gt;= 1000 students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Low Aid</text:p>
          </table:table-cell>
          <table:table-cell office:value-type="string" calcext:value-type="string">
            <text:p>&lt;90% of students are on financial aid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Regular Aid</text:p>
          </table:table-cell>
          <table:table-cell office:value-type="string" calcext:value-type="string">
            <text:p>&gt;=90% of students are on financial aid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Low Pell</text:p>
          </table:table-cell>
          <table:table-cell office:value-type="string" calcext:value-type="string">
            <text:p>&lt;30% of students have Pell Grants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Medium Pell</text:p>
          </table:table-cell>
          <table:table-cell office:value-type="string" calcext:value-type="string">
            <text:p>&lt;45% of students have Pell Grants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High Pell</text:p>
          </table:table-cell>
          <table:table-cell office:value-type="string" calcext:value-type="string">
            <text:p>&gt;=45% of students have Pell Grants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Low Price</text:p>
          </table:table-cell>
          <table:table-cell office:value-type="string" calcext:value-type="string">
            <text:p>(Target Feature) Average Tuition for Out-of-state students living on campus is &lt;$37,000</text:p>
          </table:table-cell>
          <table:table-cell table:number-columns-repeated="29"/>
        </table:table-row>
        <table:table-row table:style-name="ro3" table:number-rows-repeated="7">
          <table:table-cell table:number-columns-repeated="31"/>
        </table:table-row>
        <table:table-row table:style-name="ro3">
          <table:table-cell office:value-type="string" calcext:value-type="string">
            <text:p>count <text:s text:c="3"/>1326.000000</text:p>
          </table:table-cell>
          <table:table-cell table:number-columns-repeated="3"/>
          <table:table-cell office:value-type="string" calcext:value-type="string">
            <text:p>Feature</text:p>
          </table:table-cell>
          <table:table-cell office:value-type="string" calcext:value-type="string">
            <text:p>1Q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3QR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mean <text:s text:c="6"/>64.307692</text:p>
          </table:table-cell>
          <table:table-cell table:number-columns-repeated="3"/>
          <table:table-cell office:value-type="string" calcext:value-type="string">
            <text:p>Percent Admitted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td <text:s text:c="7"/>18.613820</text:p>
          </table:table-cell>
          <table:table-cell table:number-columns-repeated="3"/>
          <table:table-cell office:value-type="string" calcext:value-type="string">
            <text:p>Undergraduate Enrollment</text:p>
          </table:table-cell>
          <table:table-cell office:value-type="float" office:value="1476.75" calcext:value-type="float">
            <text:p>1476.75</text:p>
          </table:table-cell>
          <table:table-cell office:value-type="float" office:value="2687.5" calcext:value-type="float">
            <text:p>2687.5</text:p>
          </table:table-cell>
          <table:table-cell office:value-type="float" office:value="6844.75" calcext:value-type="float">
            <text:p>6844.75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min <text:s text:c="8"/>6.000000</text:p>
          </table:table-cell>
          <table:table-cell table:number-columns-repeated="3"/>
          <table:table-cell office:value-type="string" calcext:value-type="string">
            <text:p>Financial Aid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25% <text:s text:c="7"/>54.000000</text:p>
          </table:table-cell>
          <table:table-cell table:number-columns-repeated="3"/>
          <table:table-cell office:value-type="string" calcext:value-type="string">
            <text:p>Pell Grant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50% <text:s text:c="7"/>66.000000</text:p>
          </table:table-cell>
          <table:table-cell table:number-columns-repeated="3"/>
          <table:table-cell office:value-type="string" calcext:value-type="string">
            <text:p>Price (OOS)</text:p>
          </table:table-cell>
          <table:table-cell office:value-type="float" office:value="31842" calcext:value-type="float">
            <text:p>31842</text:p>
          </table:table-cell>
          <table:table-cell office:value-type="float" office:value="37902" calcext:value-type="float">
            <text:p>37902</text:p>
          </table:table-cell>
          <table:table-cell office:value-type="float" office:value="46323" calcext:value-type="float">
            <text:p>4632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75% <text:s text:c="7"/>77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ax <text:s text:c="6"/>100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ame: Percent Admitted</text:p>
          </table:table-cell>
          <table:table-cell office:value-type="string" calcext:value-type="string">
            <text:p><text:s/>dtype: float64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count <text:s text:c="4"/>1326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ean <text:s text:c="4"/>39457.417798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std <text:s text:c="5"/>10464.105131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in <text:s text:c="5"/>11398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25% <text:s text:c="5"/>31842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50% <text:s text:c="5"/>37902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75% <text:s text:c="5"/>46323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ax <text:s text:c="5"/>64988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ame: Price (OOS)</text:p>
          </table:table-cell>
          <table:table-cell office:value-type="string" calcext:value-type="string">
            <text:p><text:s/>dtype: float64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count <text:s text:c="4"/>1326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ean <text:s text:c="5"/>5798.963047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std <text:s text:c="6"/>7318.303657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in <text:s text:c="8"/>68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25% <text:s text:c="6"/>1476.75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50% <text:s text:c="6"/>2687.5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75% <text:s text:c="6"/>6844.75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ax <text:s text:c="5"/>51269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ame: Undergrad Enrollment</text:p>
          </table:table-cell>
          <table:table-cell office:value-type="string" calcext:value-type="string">
            <text:p><text:s/>dtype: float64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count <text:s text:c="3"/>1326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ean <text:s text:c="6"/>90.849925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std <text:s text:c="7"/>11.663429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in <text:s text:c="7"/>41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25% <text:s text:c="7"/>87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50% <text:s text:c="7"/>96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75% <text:s text:c="7"/>99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ax <text:s text:c="6"/>100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ame: Financial Aid</text:p>
          </table:table-cell>
          <table:table-cell office:value-type="string" calcext:value-type="string">
            <text:p><text:s/>dtype: float64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count <text:s text:c="3"/>1326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ean <text:s text:c="6"/>38.248869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std <text:s text:c="7"/>16.49379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in <text:s text:c="8"/>5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25% <text:s text:c="7"/>26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50% <text:s text:c="7"/>37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75% <text:s text:c="7"/>48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max <text:s text:c="6"/>100.000000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ame: Pell Grant</text:p>
          </table:table-cell>
          <table:table-cell office:value-type="string" calcext:value-type="string">
            <text:p><text:s/>dtype: float64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6:54:40.093000000</meta:creation-date>
    <dc:date>2019-12-02T20:46:37.807000000</dc:date>
    <meta:editing-duration>PT13M19S</meta:editing-duration>
    <meta:editing-cycles>2</meta:editing-cycles>
    <meta:generator>LibreOffice/6.0.7.3$Windows_X86_64 LibreOffice_project/dc89aa7a9eabfd848af146d5086077aeed2ae4a5</meta:generator>
    <meta:document-statistic meta:table-count="1" meta:cell-count="196" meta:object-count="0"/>
  </office:meta>
</office:document-meta>
</file>